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81e" officeooo:paragraph-rsid="001e181e"/>
    </style:style>
    <style:style style:name="P2" style:family="paragraph" style:parent-style-name="Standard">
      <style:text-properties officeooo:rsid="001ed981" officeooo:paragraph-rsid="001ff56a"/>
    </style:style>
    <style:style style:name="P3" style:family="paragraph" style:parent-style-name="Standard">
      <style:text-properties officeooo:rsid="001ff56a" officeooo:paragraph-rsid="001ff56a"/>
    </style:style>
    <style:style style:name="P4" style:family="paragraph" style:parent-style-name="Heading_20_1">
      <style:text-properties officeooo:rsid="001e181e" officeooo:paragraph-rsid="001e181e"/>
    </style:style>
    <style:style style:name="T1" style:family="text">
      <style:text-properties officeooo:rsid="001ed981"/>
    </style:style>
    <style:style style:name="T2" style:family="text">
      <style:text-properties officeooo:rsid="001ee2b5"/>
    </style:style>
    <style:style style:name="T3" style:family="text">
      <style:text-properties officeooo:rsid="0020df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Uvod</text:h>
      <text:p text:style-name="P1">Razvoj bilo kakvog relativno kompleksnog proizvoda zahteva neku vrstu plana. Obicno ako se znaju neki podaci o proizvodu onda se mogu izvrsiti odredjene procene npr o utrosku resursa i nacinima rasporedjivanja resursa i posla. Na osnovu ovih podataka moze se izvrsiti planiranje. Na osnovu novih planova mogu se izvrsiti novi proracuni. Po Izvrsavanju novih proracuna moze se <text:span text:style-name="T1">nastaviti planirati, u jednom trenutku ipak mora da se krene sa konkretnom implementacijom</text:span>.</text:p>
      <text:p text:style-name="P1"/>
      <text:p text:style-name="P2">U danasnje vreme softversko inzenjerstvo predstavlja vrlo razgranatu oblast nauke. Jedna osoba, koja proizvodi softver, tesko da bi mogla da se razume u sve tehnologije, I naravno mnogo teze da pravi kvalitetan softver u svakoj tehnologiji. <text:span text:style-name="T2">Svaka tehnologija ima svoje hardverske platforme koje nude razna ogranicenja kojima softver treba da se pridrzava. Pametni telefoni ogranicavaju performasama, malim prikazom... Izradu web aplikacija zahteva znanje iz nekoliko domena. Potrebno je donekle poznavati arhitekturu weba (komunikacija izmedju klijenata i servera, stateless rezimi rada), jezik koji se izvrsava na serveru (Java, C#, Ruby, PHP...), jezik dokumenata koje server najcesce outputuje klijentima (html, js, css)... Ostale Thick klijentske aplikacije moraju da imaju neku fazu instalacije, mora se paziti o razlikama izmedju operativnih sistema ako se pravi cross-platform aplikacija, ili odabrati odredjena platforma.</text:span></text:p>
      <text:p text:style-name="P2"/>
      <text:p text:style-name="P3">Iako postoje mnoge tehnologije, jezici, biblioteke I frameworci, postoje neki osnovni principi i paterni softverskog dizajna koji vaze na nivou softvera, <text:span text:style-name="T3">odnosno vecinu jezika.</text:span> <text:span text:style-name="T3">Oni</text:span> cine vazan deo softverskog inzenjerstva. <text:span text:style-name="T3">Neki od ovih su opisani dalje u tekstu</text:span>.</text:p>
      <text:p text:style-name="P3"/>
      <text:p text:style-name="P3"><text:span text:style-name="T3">Da bi</text:span> softver bio kvalitetan nije dovoljno samo da se odabere neka nova tehnologija o kojoj se mnogo prica I koju svi koriste. Mora da se pripremi citavo okruzenje za razvoj. <text:span text:style-name="T3">O</text:span>va oblast se zove <text:span text:style-name="T3">R</text:span>ukovanje konfiguracijom softvera I podrazumeva stvari koje olaksavaju razvoj <text:span text:style-name="T3">softvera</text:span> kao <text:span text:style-name="T3">Softver za pripremu sistema za development(Puppet, Chef...)</text:span> <text:span text:style-name="T3">Sistem za menadzment izvornog koda</text:span> (Git, Svn, Mercurial...), Softver za pracenje promena (Trac, Pivotal tracker...), <text:span text:style-name="T3">s</text:span>oftver za automatsku izgradnju (build), testiranje I <text:span text:style-name="T3">deplojovanje (pustanje u produkciju).</text:span> </text:p>
      <text:p text:style-name="P2"/>
      <text:p text:style-name="P2"><text:span text:style-name="T2">Dizajn sistema predstavlja proces definisanja arhitekture, komponenti, modula, interfejsa i podataka koji zadovljavaju odredjene zahte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4-11-20T23:26:47.905144423</dc:date>
    <dc:creator>Pecina </dc:creator>
    <meta:editing-duration>PT17S</meta:editing-duration>
    <meta:editing-cycles>1</meta:editing-cycles>
    <meta:document-statistic meta:table-count="0" meta:image-count="0" meta:object-count="0" meta:page-count="1" meta:paragraph-count="6" meta:word-count="330" meta:character-count="2352" meta:non-whitespace-character-count="2027"/>
    <meta:generator>LibreOffice/4.2.3.3$Linux_x86 LibreOffice_project/420m0$Build-3</meta:generator>
  </office:meta>
</office:document-meta>
</file>